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1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0.2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1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0.4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0.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7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5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1.4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1.5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0.5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5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0.1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.3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1.3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.6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.6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.6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6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2.3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8cm" fo:min-width="1.3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1.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.7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.4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.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.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.5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29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4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9cm" fo:min-width="0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96cm" svg:height="4.008cm" svg:x="14.513cm" svg:y="3.7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21cm" svg:height="4.008cm" svg:x="10.479cm" svg:y="1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6cm" svg:height="1.781cm" svg:x="2.273cm" svg:y="5.9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6cm" svg:height="4.008cm" svg:x="6.499cm" svg:y="8.3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6cm" svg:height="4.009cm" svg:x="6.499cm" svg:y="3.1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11cm" svg:height="0.725cm" svg:x="7.009cm" svg:y="2.571cm">
          <draw:text-box>
            <text:p><text:span text:style-name="T1">torder</text:span></text:p>
          </draw:text-box>
        </draw:frame>
        <draw:frame draw:style-name="gr3" draw:text-style-name="P2" xml:id="id1" draw:id="id1" draw:layer="layout" svg:width="1.281cm" svg:height="0.725cm" svg:x="6.577cm" svg:y="3.761cm">
          <draw:text-box>
            <text:p><text:span text:style-name="T1">own</text:span></text:p>
          </draw:text-box>
        </draw:frame>
        <draw:frame draw:style-name="gr4" draw:text-style-name="P2" draw:layer="layout" svg:width="1.776cm" svg:height="0.725cm" svg:x="2.581cm" svg:y="5.3cm">
          <draw:text-box>
            <text:p><text:span text:style-name="T1">towner</text:span></text:p>
          </draw:text-box>
        </draw:frame>
        <draw:frame draw:style-name="gr5" draw:text-style-name="P2" xml:id="id2" draw:id="id2" draw:layer="layout" svg:width="0.832cm" svg:height="0.725cm" svg:x="2.412cm" svg:y="6.089cm">
          <draw:text-box>
            <text:p><text:span text:style-name="T1">id</text:span></text:p>
          </draw:text-box>
        </draw:frame>
        <draw:connector draw:style-name="gr6" draw:text-style-name="P3" draw:layer="layout" draw:type="curve" svg:x1="6.577cm" svg:y1="4.123cm" svg:x2="3.244cm" svg:y2="6.451cm" draw:start-shape="id1" draw:start-glue-point="3" draw:end-shape="id2" draw:end-glue-point="1" svg:d="m6577 4123c-2499 0-833 2328-3333 2328">
          <text:p/>
        </draw:connector>
        <draw:frame draw:style-name="gr7" draw:text-style-name="P2" draw:layer="layout" svg:width="1.848cm" svg:height="0.725cm" svg:x="11.027cm" svg:y="1.4cm">
          <draw:text-box>
            <text:p><text:span text:style-name="T1">tquality</text:span></text:p>
          </draw:text-box>
        </draw:frame>
        <draw:frame draw:style-name="gr8" draw:text-style-name="P2" xml:id="id4" draw:id="id4" draw:layer="layout" svg:width="0.832cm" svg:height="0.725cm" svg:x="10.624cm" svg:y="2.253cm">
          <draw:text-box>
            <text:p><text:span text:style-name="T1">id</text:span></text:p>
          </draw:text-box>
        </draw:frame>
        <draw:frame draw:style-name="gr9" draw:text-style-name="P2" xml:id="id3" draw:id="id3" draw:layer="layout" svg:width="0.976cm" svg:height="0.725cm" svg:x="6.644cm" svg:y="4.383cm">
          <draw:text-box>
            <text:p><text:span text:style-name="T1">np</text:span></text:p>
          </draw:text-box>
        </draw:frame>
        <draw:frame draw:style-name="gr10" draw:text-style-name="P2" xml:id="id5" draw:id="id5" draw:layer="layout" svg:width="0.879cm" svg:height="0.725cm" svg:x="6.628cm" svg:y="5.471cm">
          <draw:text-box>
            <text:p><text:span text:style-name="T1">nr</text:span></text:p>
          </draw:text-box>
        </draw:frame>
        <draw:connector draw:style-name="gr6" draw:text-style-name="P3" draw:layer="layout" draw:type="curve" svg:x1="7.62cm" svg:y1="4.745cm" svg:x2="10.624cm" svg:y2="2.615cm" draw:start-shape="id3" draw:start-glue-point="1" draw:end-shape="id4" draw:end-glue-point="3" svg:d="m7620 4745c2253 0 751-2130 3004-2130">
          <text:p/>
        </draw:connector>
        <draw:connector draw:style-name="gr6" draw:text-style-name="P3" draw:layer="layout" draw:type="curve" svg:x1="7.507cm" svg:y1="5.833cm" svg:x2="10.624cm" svg:y2="2.615cm" draw:start-shape="id5" draw:start-glue-point="1" draw:end-shape="id4" draw:end-glue-point="3" svg:d="m7507 5833c2338 0 780-3218 3117-3218">
          <text:p/>
        </draw:connector>
        <draw:frame draw:style-name="gr11" draw:text-style-name="P2" draw:layer="layout" svg:width="1.302cm" svg:height="0.725cm" svg:x="7.227cm" svg:y="7.795cm">
          <draw:text-box>
            <text:p><text:span text:style-name="T1">tmvt</text:span></text:p>
          </draw:text-box>
        </draw:frame>
        <draw:frame draw:style-name="gr12" draw:text-style-name="P2" xml:id="id8" draw:id="id8" draw:layer="layout" svg:width="1.095cm" svg:height="0.725cm" svg:x="6.523cm" svg:y="9.762cm">
          <draw:text-box>
            <text:p><text:span text:style-name="T1">nat</text:span></text:p>
          </draw:text-box>
        </draw:frame>
        <draw:frame draw:style-name="gr13" draw:text-style-name="P2" xml:id="id6" draw:id="id6" draw:layer="layout" svg:width="2.081cm" svg:height="0.725cm" svg:x="6.523cm" svg:y="10.662cm">
          <draw:text-box>
            <text:p><text:span text:style-name="T1">own_src</text:span></text:p>
          </draw:text-box>
        </draw:frame>
        <draw:frame draw:style-name="gr14" draw:text-style-name="P2" xml:id="id7" draw:id="id7" draw:layer="layout" svg:width="2.085cm" svg:height="0.725cm" svg:x="6.523cm" svg:y="11.162cm">
          <draw:text-box>
            <text:p><text:span text:style-name="T1">own_dst</text:span></text:p>
          </draw:text-box>
        </draw:frame>
        <draw:connector draw:style-name="gr6" draw:text-style-name="P3" draw:layer="layout" draw:type="curve" svg:x1="6.523cm" svg:y1="11.024cm" svg:x2="3.244cm" svg:y2="6.451cm" draw:start-shape="id6" draw:start-glue-point="3" draw:end-shape="id2" draw:end-glue-point="1" svg:d="m6523 11024c-2458 0-819-4573-3279-4573">
          <text:p/>
        </draw:connector>
        <draw:connector draw:style-name="gr6" draw:text-style-name="P3" draw:layer="layout" draw:type="curve" svg:x1="6.523cm" svg:y1="11.524cm" svg:x2="3.244cm" svg:y2="6.451cm" draw:start-shape="id7" draw:start-glue-point="3" draw:end-shape="id2" draw:end-glue-point="1" svg:d="m6523 11524c-2458 0-819-5073-3279-5073">
          <text:p/>
        </draw:connector>
        <draw:connector draw:style-name="gr6" draw:text-style-name="P3" draw:layer="layout" draw:type="curve" svg:x1="7.618cm" svg:y1="10.124cm" svg:x2="10.624cm" svg:y2="2.615cm" draw:start-shape="id8" draw:start-glue-point="1" draw:end-shape="id4" draw:end-glue-point="3" svg:d="m7618 10124c2254 0 752-7509 3006-7509">
          <text:p/>
        </draw:connector>
        <draw:frame draw:style-name="gr15" draw:text-style-name="P2" draw:layer="layout" svg:width="2.039cm" svg:height="0.725cm" svg:x="6.644cm" svg:y="4.874cm">
          <draw:text-box>
            <text:p><text:span text:style-name="T1">qtt_prov</text:span></text:p>
          </draw:text-box>
        </draw:frame>
        <draw:frame draw:style-name="gr16" draw:text-style-name="P2" draw:layer="layout" svg:width="2.064cm" svg:height="0.725cm" svg:x="6.644cm" svg:y="5.982cm">
          <draw:text-box>
            <text:p><text:span text:style-name="T1">qtt_requ</text:span></text:p>
          </draw:text-box>
        </draw:frame>
        <draw:frame draw:style-name="gr17" draw:text-style-name="P2" draw:layer="layout" svg:width="1.016cm" svg:height="0.725cm" svg:x="6.507cm" svg:y="10.237cm">
          <draw:text-box>
            <text:p><text:span text:style-name="T1">qtt</text:span></text:p>
          </draw:text-box>
        </draw:frame>
        <draw:frame draw:style-name="gr18" draw:text-style-name="P2" draw:layer="layout" svg:width="1.755cm" svg:height="0.725cm" svg:x="6.668cm" svg:y="3.275cm">
          <draw:text-box>
            <text:p><text:span text:style-name="T1">id,uuid</text:span></text:p>
          </draw:text-box>
        </draw:frame>
        <draw:frame draw:style-name="gr19" draw:text-style-name="P2" draw:layer="layout" svg:width="1.446cm" svg:height="0.725cm" svg:x="15cm" svg:y="3.2cm">
          <draw:text-box>
            <text:p><text:span text:style-name="T1">tuser</text:span></text:p>
          </draw:text-box>
        </draw:frame>
        <draw:frame draw:style-name="gr8" draw:text-style-name="P2" xml:id="id10" draw:id="id10" draw:layer="layout" svg:width="0.832cm" svg:height="0.725cm" svg:x="14.661cm" svg:y="3.936cm">
          <draw:text-box>
            <text:p><text:span text:style-name="T1">id</text:span></text:p>
          </draw:text-box>
        </draw:frame>
        <draw:frame draw:style-name="gr20" draw:text-style-name="P2" xml:id="id9" draw:id="id9" draw:layer="layout" svg:width="1.676cm" svg:height="0.725cm" svg:x="10.624cm" svg:y="2.914cm">
          <draw:text-box>
            <text:p><text:span text:style-name="T1">idd</text:span></text:p>
          </draw:text-box>
        </draw:frame>
        <draw:connector draw:style-name="gr6" draw:text-style-name="P4" draw:layer="layout" draw:type="curve" svg:x1="12.3cm" svg:y1="3.276cm" svg:x2="14.661cm" svg:y2="4.298cm" draw:start-shape="id9" draw:start-glue-point="1" draw:end-shape="id10" draw:end-glue-point="3" svg:d="m12300 3276c1771 0 591 1022 2361 1022">
          <text:p/>
        </draw:connector>
        <draw:frame draw:style-name="gr21" draw:text-style-name="P5" xml:id="id11" draw:id="id11" draw:layer="layout" svg:width="2.476cm" svg:height="0.725cm" svg:x="10.624cm" svg:y="3.532cm">
          <draw:text-box>
            <text:p><text:span text:style-name="T2">depository</text:span></text:p>
          </draw:text-box>
        </draw:frame>
        <draw:frame draw:style-name="gr22" draw:text-style-name="P5" xml:id="id12" draw:id="id12" draw:layer="layout" svg:width="2.141cm" svg:height="0.725cm" svg:x="14.659cm" svg:y="4.3cm">
          <draw:text-box>
            <text:p><text:span text:style-name="T2">name</text:span></text:p>
          </draw:text-box>
        </draw:frame>
        <draw:connector draw:style-name="gr6" draw:text-style-name="P1" draw:layer="layout" draw:type="curve" svg:x1="13.1cm" svg:y1="3.894cm" svg:x2="14.659cm" svg:y2="4.662cm" draw:start-shape="id11" draw:start-glue-point="1" draw:end-shape="id12" draw:end-glue-point="3" svg:d="m13100 3894c1170 0 391 768 1559 768">
          <text:p/>
        </draw:connector>
        <draw:frame draw:style-name="gr23" draw:text-style-name="P5" draw:layer="layout" svg:width="2.229cm" svg:height="0.725cm" svg:x="2.371cm" svg:y="6.75cm">
          <draw:text-box>
            <text:p><text:span text:style-name="T2">name</text:span></text:p>
          </draw:text-box>
        </draw:frame>
        <draw:frame draw:style-name="gr24" draw:text-style-name="P5" draw:layer="layout" svg:width="2.096cm" svg:height="0.725cm" svg:x="10.704cm" svg:y="4.052cm">
          <draw:text-box>
            <text:p><text:span text:style-name="T2">name</text:span></text:p>
          </draw:text-box>
        </draw:frame>
        <draw:custom-shape draw:style-name="gr1" draw:text-style-name="P1" draw:layer="layout" svg:width="2.696cm" svg:height="1.305cm" svg:x="2.2cm" svg:y="1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" draw:layer="layout" svg:width="1.637cm" svg:height="0.725cm" svg:x="2.563cm" svg:y="1.375cm">
          <draw:text-box>
            <text:p><text:span text:style-name="T1">tconst</text:span></text:p>
          </draw:text-box>
        </draw:frame>
        <draw:custom-shape draw:style-name="gr1" draw:text-style-name="P1" draw:layer="layout" svg:width="2.696cm" svg:height="0.683cm" svg:x="14.458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3.262cm" svg:height="0.725cm" svg:x="14.3cm" svg:y="8.2cm">
          <draw:text-box>
            <text:p><text:span text:style-name="T1">torderremoved</text:span></text:p>
          </draw:text-box>
        </draw:frame>
        <draw:custom-shape draw:style-name="gr1" draw:text-style-name="P1" draw:layer="layout" svg:width="2.75cm" svg:height="0.682cm" svg:x="14.45cm" svg:y="10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2.953cm" svg:height="0.725cm" svg:x="14.3cm" svg:y="9.6cm">
          <draw:text-box>
            <text:p><text:span text:style-name="T1">tmvtremoved</text:span></text:p>
          </draw:text-box>
        </draw:frame>
        <draw:custom-shape draw:style-name="gr1" draw:text-style-name="P1" draw:layer="layout" svg:width="2.696cm" svg:height="1.205cm" svg:x="14.44cm" svg:y="1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1.916cm" svg:height="0.725cm" svg:x="14.995cm" svg:y="1.375cm">
          <draw:text-box>
            <text:p><text:span text:style-name="T1">tmarket</text:span></text:p>
          </draw:text-box>
        </draw:frame>
        <draw:custom-shape draw:style-name="gr1" draw:text-style-name="P1" draw:layer="layout" svg:width="2.696cm" svg:height="5.082cm" svg:x="10.5cm" svg:y="7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" draw:layer="layout" svg:width="1.687cm" svg:height="0.725cm" svg:x="11.01cm" svg:y="6.7cm">
          <draw:text-box>
            <text:p><text:span text:style-name="T1">tquote</text:span></text:p>
          </draw:text-box>
        </draw:frame>
        <draw:frame draw:style-name="gr30" draw:text-style-name="P2" draw:layer="layout" svg:width="1.281cm" svg:height="0.725cm" svg:x="10.645cm" svg:y="7.745cm">
          <draw:text-box>
            <text:p><text:span text:style-name="T1">own</text:span></text:p>
          </draw:text-box>
        </draw:frame>
        <draw:frame draw:style-name="gr31" draw:text-style-name="P2" draw:layer="layout" svg:width="0.976cm" svg:height="0.725cm" svg:x="10.645cm" svg:y="8.512cm">
          <draw:text-box>
            <text:p><text:span text:style-name="T1">np</text:span></text:p>
          </draw:text-box>
        </draw:frame>
        <draw:frame draw:style-name="gr32" draw:text-style-name="P2" draw:layer="layout" svg:width="0.879cm" svg:height="0.725cm" svg:x="10.629cm" svg:y="9.6cm">
          <draw:text-box>
            <text:p><text:span text:style-name="T1">nr</text:span></text:p>
          </draw:text-box>
        </draw:frame>
        <draw:frame draw:style-name="gr33" draw:text-style-name="P2" draw:layer="layout" svg:width="1.802cm" svg:height="0.725cm" svg:x="10.645cm" svg:y="9.003cm">
          <draw:text-box>
            <text:p><text:span text:style-name="T1">qttprov</text:span></text:p>
          </draw:text-box>
        </draw:frame>
        <draw:frame draw:style-name="gr34" draw:text-style-name="P2" draw:layer="layout" svg:width="2.064cm" svg:height="0.893cm" svg:x="10.645cm" svg:y="10.111cm">
          <draw:text-box>
            <text:p><text:span text:style-name="T1">qtt_requ</text:span></text:p>
          </draw:text-box>
        </draw:frame>
        <draw:frame draw:style-name="gr35" draw:text-style-name="P2" draw:layer="layout" svg:width="0.832cm" svg:height="0.725cm" svg:x="10.645cm" svg:y="7.297cm">
          <draw:text-box>
            <text:p><text:span text:style-name="T1">id</text:span></text:p>
          </draw:text-box>
        </draw:frame>
        <draw:frame draw:style-name="gr36" draw:text-style-name="P2" draw:layer="layout" svg:width="1.543cm" svg:height="0.725cm" svg:x="10.6cm" svg:y="10.675cm">
          <draw:text-box>
            <text:p><text:span text:style-name="T1">qtt_in</text:span></text:p>
          </draw:text-box>
        </draw:frame>
        <draw:frame draw:style-name="gr36" draw:text-style-name="P2" draw:layer="layout" svg:width="1.806cm" svg:height="0.725cm" svg:x="10.6cm" svg:y="11.2cm">
          <draw:text-box>
            <text:p><text:span text:style-name="T1">qtt_out</text:span></text:p>
          </draw:text-box>
        </draw:frame>
        <draw:frame draw:style-name="gr36" draw:text-style-name="P2" draw:layer="layout" svg:width="1.467cm" svg:height="0.725cm" svg:x="10.6cm" svg:y="11.775cm">
          <draw:text-box>
            <text:p><text:span text:style-name="T1">flows</text:span></text:p>
          </draw:text-box>
        </draw:frame>
        <draw:custom-shape draw:style-name="gr1" draw:text-style-name="P1" draw:layer="layout" svg:width="2.696cm" svg:height="0.682cm" svg:x="14.497cm" svg:y="11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layout" svg:width="3.338cm" svg:height="0.725cm" svg:x="14.347cm" svg:y="11.072cm">
          <draw:text-box>
            <text:p><text:span text:style-name="T1">tquoteremoved</text:span></text:p>
          </draw:text-box>
        </draw:frame>
        <draw:frame draw:style-name="gr37" draw:text-style-name="P5" draw:layer="layout" svg:width="2.348cm" svg:height="1.673cm" svg:x="6.523cm" svg:y="8.362cm">
          <draw:text-box>
            <text:p text:style-name="P5">id,uuid,nb</text:p>
            <text:p text:style-name="P5">oruuid</text:p>
            <text:p text:style-name="P5">grp</text:p>
          </draw:text-box>
        </draw:frame>
        <draw:frame draw:style-name="gr16" draw:text-style-name="P2" draw:layer="layout" svg:width="1.067cm" svg:height="0.725cm" svg:x="6.633cm" svg:y="6.4cm">
          <draw:text-box>
            <text:p><text:span text:style-name="T1">qtt</text:span></text:p>
          </draw:text-box>
        </draw:frame>
        <draw:frame draw:style-name="gr36" draw:text-style-name="P5" draw:layer="layout" svg:width="1.73cm" svg:height="1.673cm" svg:x="14.6cm" svg:y="4.727cm">
          <draw:text-box>
            <text:p text:style-name="P5">spent</text:p>
            <text:p text:style-name="P5">quota</text:p>
            <text:p text:style-name="P5">last_in</text:p>
          </draw:text-box>
        </draw:frame>
        <draw:frame draw:style-name="gr16" draw:text-style-name="P2" draw:layer="layout" svg:width="1.067cm" svg:height="0.725cm" svg:x="10.633cm" svg:y="4.5cm">
          <draw:text-box>
            <text:p><text:span text:style-name="T1">qtt</text:span></text:p>
          </draw:text-box>
        </draw:frame>
        <draw:frame draw:style-name="gr38" draw:text-style-name="P5" draw:layer="layout" svg:width="1.565cm" svg:height="1.199cm" svg:x="2.5cm" svg:y="1.901cm">
          <draw:text-box>
            <text:p text:style-name="P5">name</text:p>
            <text:p text:style-name="P5">value</text:p>
          </draw:text-box>
        </draw:frame>
        <draw:frame draw:style-name="gr38" draw:text-style-name="P5" draw:layer="layout" svg:width="1.92cm" svg:height="1.299cm" svg:x="14.807cm" svg:y="1.964cm">
          <draw:text-box>
            <text:p text:style-name="P5">id</text:p>
            <text:p text:style-name="P5">crea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haussavoine</meta:initial-creator>
    <meta:creation-date>2012-10-19T07:32:32</meta:creation-date>
    <dc:date>2012-10-19T10:19:44</dc:date>
    <dc:creator>olivier chaussavoine</dc:creator>
    <meta:editing-duration>PT6M13S</meta:editing-duration>
    <meta:editing-cycles>5</meta:editing-cycles>
    <meta:generator>LibreOffice/3.5$Linux_X86_64 LibreOffice_project/350m1$Build-2</meta:generator>
    <meta:document-statistic meta:object-count="63"/>
  </office:meta>
</office:document-meta>
</file>